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5.719cm" table:align="left"/>
    </style:style>
    <style:style style:name="Table1.A" style:family="table-column">
      <style:table-column-properties style:column-width="0.219cm"/>
    </style:style>
    <style:style style:name="Table1.B" style:family="table-column">
      <style:table-column-properties style:column-width="5.5cm"/>
    </style:style>
    <style:style style:name="Table1.A1" style:family="table-cell">
      <style:table-cell-properties style:vertical-align="middle" fo:padding="0.049cm" fo:border="0.05pt solid #000000"/>
    </style:style>
    <style:style style:name="P1" style:family="paragraph" style:parent-style-name="Standard">
      <style:text-properties fo:font-weight="bold" officeooo:rsid="001c1187" officeooo:paragraph-rsid="001c1187" style:font-weight-asian="bold" style:font-weight-complex="bold"/>
    </style:style>
    <style:style style:name="P2" style:family="paragraph" style:parent-style-name="Standard">
      <style:text-properties fo:font-weight="bold" officeooo:rsid="001cab02" officeooo:paragraph-rsid="001cab02" style:font-weight-asian="bold" style:font-weight-complex="bold"/>
    </style:style>
    <style:style style:name="P3" style:family="paragraph" style:parent-style-name="Standard">
      <style:text-properties fo:font-weight="normal" officeooo:rsid="001cab02" officeooo:paragraph-rsid="001cab02" style:font-weight-asian="normal" style:font-weight-complex="normal"/>
    </style:style>
    <style:style style:name="P4" style:family="paragraph" style:parent-style-name="Standard" style:list-style-name="L1">
      <style:text-properties fo:font-weight="normal" officeooo:rsid="001cab02" officeooo:paragraph-rsid="001cab02" style:font-weight-asian="normal" style:font-weight-complex="normal"/>
    </style:style>
    <style:style style:name="P5" style:family="paragraph" style:parent-style-name="Standard" style:list-style-name="L2">
      <style:text-properties officeooo:paragraph-rsid="001c1187"/>
    </style:style>
    <style:style style:name="P6" style:family="paragraph" style:parent-style-name="Standard" style:list-style-name="L2">
      <style:text-properties fo:font-weight="normal" officeooo:rsid="001c1187" officeooo:paragraph-rsid="001cab02" style:font-weight-asian="normal" style:font-weight-complex="normal"/>
    </style:style>
    <style:style style:name="P7" style:family="paragraph" style:parent-style-name="Standard" style:list-style-name="L2">
      <style:text-properties officeooo:paragraph-rsid="001cab02"/>
    </style:style>
    <style:style style:name="P8" style:family="paragraph" style:parent-style-name="Table_20_Contents">
      <style:paragraph-properties fo:margin-left="0cm" fo:margin-right="0cm" fo:text-indent="0cm" style:auto-text-indent="false"/>
      <style:text-properties fo:font-size="2pt" style:font-size-asian="2pt" style:font-size-complex="2pt"/>
    </style:style>
    <style:style style:name="P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T1" style:family="text">
      <style:text-properties fo:font-weight="normal" officeooo:rsid="001c1187" style:font-weight-asian="normal"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RA-HELP</text:p>
      <text:p text:style-name="P1"/>
      <text:p text:style-name="P2">Apa:</text:p>
      <text:p text:style-name="P3">NARA-HELP ialah alat untuk mereka penderita disablitas yang mengalami kesulitan untuk menghubungi bantuan entah dari pemerintah (polisi, damkar, ambluan) atau untuk menghubungi keluarga dan juga memiliki fungsi alarm untuk memperingatkan atau menarik perhatian orang sekitar. NARA-HELP memiliki 3 tombol dengan bentuk dan tekstur yang berbeda-beda untuk lebih mudah dikenal</text:p>
      <text:p text:style-name="P3"/>
      <text:p text:style-name="P3"/>
      <text:p text:style-name="P3"/>
      <text:p text:style-name="P2">TUJUAN:</text:p>
      <text:p text:style-name="P2"/>
      <text:list text:style-name="L1">
        <text:list-item>
          <text:p text:style-name="P4">Menyediakan alat yang mudah dipakai untuk menghubungi layanan masyarakat dan orang terdekat.</text:p>
        </text:list-item>
        <text:list-item>
          <text:p text:style-name="P4">Menyediakan akses cepat untuk melakukan panggilan darurat</text:p>
        </text:list-item>
      </text:list>
      <text:p text:style-name="P3"/>
      <text:p text:style-name="P1"/>
      <text:p text:style-name="P1">ALAT DAN BAHAN :</text:p>
      <text:list text:style-name="L2">
        <text:list-item>
          <text:p text:style-name="P5"><text:span text:style-name="T1">ESP32 c3 super mini : </text:span>35.000 – 45.000</text:p>
        </text:list-item>
        <text:list-item>
          <text:p text:style-name="P5"><text:span text:style-name="T1">Modul GSM SIM800L v2 5V : </text:span>85.000 – 110.000</text:p>
        </text:list-item>
        <text:list-item>
          <text:p text:style-name="P6">Modul GPS NEO-6M : 70.000 – 85.000</text:p>
        </text:list-item>
        <text:list-item>
          <text:p text:style-name="P7">Baterai Li-Po 1000mAh : 40.000 – 55.000</text:p>
        </text:list-item>
        <text:list-item>
          <text:p text:style-name="P7">Modul Charger TP4056 : 3.000 – 5.000</text:p>
        </text:list-item>
        <text:list-item>
          <text:p text:style-name="P5"><text:span text:style-name="T2">MT3608 Step-Up Converter : <text:s/></text:span>5.000 – 8.000</text:p>
        </text:list-item>
        <text:list-item>
          <text:p text:style-name="P5"><text:span text:style-name="T2">Buzzer Aktif 5V : </text:span>2.500 – 4.000</text:p>
        </text:list-item>
        <text:list-item>
          <text:p text:style-name="P5"><text:span text:style-name="T2">Kartu SIM : </text:span>15.000 – 30.000</text:p>
          <text:p text:style-name="P5"/>
        </text:list-item>
      </text:list>
      <table:table table:name="Table1" table:style-name="Table1">
        <table:table-column table:style-name="Table1.A"/>
        <table:table-column table:style-name="Table1.B"/>
        <table:table-row>
          <table:table-cell table:style-name="Table1.A1" office:value-type="string">
            <text:p text:style-name="P8"/>
          </table:table-cell>
          <table:table-cell table:style-name="Table1.A1" office:value-type="string">
            <text:p text:style-name="P9">± Rp 257.000 – Rp 343.500</text:p>
          </table:table-cell>
        </table:table-row>
      </table:table>
      <text:list text:continue-numbering="true" text:style-name="L2">
        <text:list-header>
          <text:p text:style-name="P5"/>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3T18:58:36.702234162</meta:creation-date>
    <dc:date>2026-01-23T19:20:26.110632804</dc:date>
    <meta:editing-duration>PT1M5S</meta:editing-duration>
    <meta:editing-cycles>1</meta:editing-cycles>
    <meta:document-statistic meta:table-count="1" meta:image-count="0" meta:object-count="0" meta:page-count="1" meta:paragraph-count="16" meta:word-count="140" meta:character-count="890" meta:non-whitespace-character-count="766"/>
    <meta:generator>LibreOffice/25.8.4.2$Linux_X86_64 LibreOffice_project/580$Build-2</meta:generator>
  </office:meta>
</office:document-meta>
</file>